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ed346" officeooo:paragraph-rsid="001ed34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ed346" officeooo:paragraph-rsid="001ed346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d346" officeooo:paragraph-rsid="001ed34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ed346" officeooo:paragraph-rsid="0021855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139a5" officeooo:paragraph-rsid="0021855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2pt" fo:font-weight="normal" officeooo:rsid="001ed346" officeooo:paragraph-rsid="001ed34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normal" officeooo:rsid="00216bed" officeooo:paragraph-rsid="001ed34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216bed" officeooo:paragraph-rsid="00216bed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21855d" officeooo:paragraph-rsid="0021855d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2pt" style:text-underline-style="none" fo:font-weight="normal" officeooo:rsid="0021855d" officeooo:paragraph-rsid="0021855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2e9ff" officeooo:paragraph-rsid="0022e9f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22e9ff" officeooo:paragraph-rsid="0022e9ff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2pt" style:text-underline-style="none" fo:font-weight="normal" officeooo:rsid="0024952f" officeooo:paragraph-rsid="0024952f" style:font-size-asian="10.5pt" style:font-weight-asian="normal" style:font-size-complex="12pt" style:font-weight-complex="normal"/>
    </style:style>
    <style:style style:name="T1" style:family="text">
      <style:text-properties officeooo:rsid="002139a5"/>
    </style:style>
    <style:style style:name="T2" style:family="text">
      <style:text-properties officeooo:rsid="0024952f"/>
    </style:style>
    <style:style style:name="T3" style:family="text">
      <style:text-properties fo:font-size="14pt" officeooo:rsid="002139a5" style:font-size-asian="12.25pt" style:font-size-complex="14pt"/>
    </style:style>
    <style:style style:name="T4" style:family="text">
      <style:text-properties fo:font-size="14pt" officeooo:rsid="00216bed" style:font-size-asian="12.25pt" style:font-size-complex="14pt"/>
    </style:style>
    <style:style style:name="T5" style:family="text">
      <style:text-properties officeooo:rsid="0022e9ff"/>
    </style:style>
    <style:style style:name="T6" style:family="text">
      <style:text-properties officeooo:rsid="002185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GARE Benoit</text:p>
      <text:p text:style-name="P1"/>
      <text:p text:style-name="P1">Plan de développement de l’outil d’automatisation de bilan carbone</text:p>
      <text:p text:style-name="P1"/>
      <text:p text:style-name="P1"/>
      <text:p text:style-name="P1"/>
      <text:p text:style-name="P2">Idée principale (modulable)</text:p>
      <text:p text:style-name="P3"/>
      <text:p text:style-name="P3">Développer une interface graphique privée pour l’entreprise pour automatiser les calculs de bilan de carbone.</text:p>
      <text:p text:style-name="P3">L’interface utilisera un dossier regroupant les fichiers utiles de chaque entreprise pour :</text:p>
      <text:p text:style-name="P3"/>
      <text:p text:style-name="P3">-1 Nettoyer les fichiers ( valeurs manquantes, mots mal orthographiés, valeurs incohérentes…) → Étape primordiale pour la suite</text:p>
      <text:p text:style-name="P3"/>
      <text:p text:style-name="P3">-2 Standardiser les données afin d’extraire les données sur une base commune pour les exploiter</text:p>
      <text:p text:style-name="P3"/>
      <text:p text:style-name="P3">-3 Mappage(mapping) de données pour regrouper les fondamentaux utilisés ( <text:span text:style-name="T1">documents demandés aux entreprises pour le bilan carbone)</text:span></text:p>
      <text:p text:style-name="P3"/>
      <text:p text:style-name="P3">-<text:span text:style-name="T1">4 Calcul du bilan carbone de l’entreprise à l’aide des fichiers de l’entreprise chargés en amont</text:span></text:p>
      <text:p text:style-name="P3"/>
      <text:p text:style-name="P4">-<text:span text:style-name="T1">5 Restitution des résultats catégorisés dans le fichier Excel synthèse → cellules remplies par catégories (transports, consommation énergétique, outillage)</text:span></text:p>
      <text:p text:style-name="P5">(format CSV ou XSLX) <text:span text:style-name="T2">+ Graphique (histogramme ou diagramme) des résultats</text:span></text:p>
      <text:p text:style-name="P6"/>
      <text:p text:style-name="P6">-<text:span text:style-name="T1">6 </text:span><text:span text:style-name="T3">Logs de la trace des algorithmes → chaque fichier à bien été traité ou rapports d’erreur</text:span><text:span text:style-name="T4">s(fichiers non reconnus/ fichiers mal lus/ fichiers non chargés à 100%)</text:span></text:p>
      <text:p text:style-name="P7"/>
      <text:p text:style-name="P7"/>
      <text:p text:style-name="P8">Structure des algorithmes <text:span text:style-name="T5">indenté par ordre de dépendance </text:span>(Python, <text:span text:style-name="T6">modulable)</text:span></text:p>
      <text:p text:style-name="P9"/>
      <text:p text:style-name="P10">gui.py</text:p>
      <text:p text:style-name="P10"/>
      <text:p text:style-name="P10"><text:tab/>main.py</text:p>
      <text:p text:style-name="P10"/>
      <text:p text:style-name="P10"><text:tab/><text:tab/>load_data.py</text:p>
      <text:p text:style-name="P10"/>
      <text:p text:style-name="P11"><text:tab/><text:tab/>process_data.py</text:p>
      <text:p text:style-name="P11"/>
      <text:p text:style-name="P11"><text:tab/><text:tab/>mapper_data.py</text:p>
      <text:p text:style-name="P11"/>
      <text:p text:style-name="P11"><text:tab/><text:tab/>calcul_data.py</text:p>
      <text:p text:style-name="P11"/>
      <text:p text:style-name="P11"><text:tab/><text:tab/>export_data.py</text:p>
      <text:p text:style-name="P10"/>
      <text:p text:style-name="P10"/>
      <text:p text:style-name="P10"/>
      <text:p text:style-name="P10"/>
      <text:p text:style-name="P10"/>
      <text:p text:style-name="P12">Difficultés et limites probables</text:p>
      <text:p text:style-name="P12"/>
      <text:p text:style-name="P11">- Hétérogénéité quantitative de formats des fichiers utilisés</text:p>
      <text:p text:style-name="P11">- Complexité des algorithmes</text:p>
      <text:p text:style-name="P11">- Export des résultats mal ordonnés</text:p>
      <text:p text:style-name="P11">- Décisions de données manquantes ( supprimer la ligne ou l’initialiser à 0)</text:p>
      <text:p text:style-name="P11">- Surcharge des données → interface défaillante</text:p>
      <text:p text:style-name="P11"/>
      <text:p text:style-name="P11"/>
      <text:p text:style-name="P11"/>
      <text:p text:style-name="P12">Confidentialité et sécurité</text:p>
      <text:p text:style-name="P12"/>
      <text:p text:style-name="P11">L’outil sera utilisé uniquement par le personnel de l’entreprise HD QUALITÉ , dans le réseau local de l’entreprise.</text:p>
      <text:p text:style-name="P13">Le résultat en sortie de l’outil ne comportera uniquement que les données nécessaires.</text:p>
      <text:p text:style-name="P11">Les données personnelles des entreprises clients n’apparaissent pas dans les algorithmes, <text:span text:style-name="T2">elles seront seulement dans les fichiers du dossier créée par les clients.</text:span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11:20:27.487651800</meta:creation-date>
    <dc:date>2026-04-21T12:26:57.558044800</dc:date>
    <meta:editing-duration>PT30M5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2" meta:paragraph-count="30" meta:word-count="282" meta:character-count="1989" meta:non-whitespace-character-count="1726"/>
  </office:meta>
</office:document-meta>
</file>